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subject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اللغة العربية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اللغة الأنكليزية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الجبر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الهندسة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العلوم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الفيزياء</text:p>
          </table:table-cell>
          <table:table-cell table:number-columns-repeated="16383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dc:creator>ASUS</dc:creator>
    <meta:creation-date>2021-06-10T16:08:50Z</meta:creation-date>
    <dc:date>2022-04-23T23:36:16Z</dc:date>
    <meta:editing-cycles>4</meta:editing-cycles>
    <meta:editing-duration>PT141S</meta:editing-duration>
  </office:meta>
</office:document-meta>
</file>